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Site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7.9cm" svg:y="3.5cm">
          <text:p text:style-name="P1">Home <text:s text:c="2"/>Holidays <text:s text:c="2"/>All Deals <text:s text:c="2"/>Cities <text:s text:c="2"/>Countries <text:s text:c="2"/>Travel Agents <text:s text:c="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4:52:18.908224000</dc:date>
    <meta:editing-duration>PT28M32S</meta:editing-duration>
    <meta:editing-cycles>7</meta:editing-cycles>
    <meta:generator>LibreOffice/5.2.6.2$MacOSX_X86_64 LibreOffice_project/a3100ed2409ebf1c212f5048fbe377c281438fdc</meta:generator>
    <meta:print-date>2017-06-15T20:49:22.054798000</meta:print-date>
    <meta:document-statistic meta:object-count="28"/>
  </office:meta>
</office:document-meta>
</file>